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8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3-03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11-1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565" calcext:value-type="float">
            <text:p>17.85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74624516129" calcext:value-type="float">
            <text:p>18.067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4760516129" calcext:value-type="float">
            <text:p>18.694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9128" calcext:value-type="float">
            <text:p>18.58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46925" calcext:value-type="float">
            <text:p>18.49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168" calcext:value-type="float">
            <text:p>18.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71842580645" calcext:value-type="float">
            <text:p>18.447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27021935484" calcext:value-type="float">
            <text:p>18.2527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2616774194" calcext:value-type="float">
            <text:p>18.501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55935483871" calcext:value-type="float">
            <text:p>18.575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80856" calcext:value-type="float">
            <text:p>18.66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49690322581" calcext:value-type="float">
            <text:p>18.494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9032" calcext:value-type="float">
            <text:p>19.06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0322580645" calcext:value-type="float">
            <text:p>19.136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13011612903" calcext:value-type="float">
            <text:p>19.161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644" calcext:value-type="float">
            <text:p>18.9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196525" calcext:value-type="float">
            <text:p>18.7719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9336" calcext:value-type="float">
            <text:p>18.46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3552" calcext:value-type="float">
            <text:p>18.3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836" calcext:value-type="float">
            <text:p>18.88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3737142857" calcext:value-type="float">
            <text:p>19.1553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6280516129" calcext:value-type="float">
            <text:p>19.426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88208" calcext:value-type="float">
            <text:p>19.36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6196129032" calcext:value-type="float">
            <text:p>19.3126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5497931035" calcext:value-type="float">
            <text:p>19.41554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4423225807" calcext:value-type="float">
            <text:p>19.516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4366451613" calcext:value-type="float">
            <text:p>19.446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572375" calcext:value-type="float">
            <text:p>19.125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2328" calcext:value-type="float">
            <text:p>18.9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688516129" calcext:value-type="float">
            <text:p>18.8806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62407741935" calcext:value-type="float">
            <text:p>18.9362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85945806452" calcext:value-type="float">
            <text:p>19.038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8676129032" calcext:value-type="float">
            <text:p>19.0108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02952" calcext:value-type="float">
            <text:p>18.77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5888516129" calcext:value-type="float">
            <text:p>18.575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1707862069" calcext:value-type="float">
            <text:p>18.34170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06420645161" calcext:value-type="float">
            <text:p>19.0006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32789677419" calcext:value-type="float">
            <text:p>19.303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938" calcext:value-type="float">
            <text:p>19.1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62715" calcext:value-type="float">
            <text:p>18.936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12248" calcext:value-type="float">
            <text:p>18.79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9749677419" calcext:value-type="float">
            <text:p>18.775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77798709677" calcext:value-type="float">
            <text:p>18.517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49238709677" calcext:value-type="float">
            <text:p>17.76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9688" calcext:value-type="float">
            <text:p>17.2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44144516129" calcext:value-type="float">
            <text:p>18.064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15792" calcext:value-type="float">
            <text:p>18.12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72069677419" calcext:value-type="float">
            <text:p>18.727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61135483871" calcext:value-type="float">
            <text:p>18.92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1672" calcext:value-type="float">
            <text:p>18.63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95207741936" calcext:value-type="float">
            <text:p>18.5095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03135483871" calcext:value-type="float">
            <text:p>18.240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35992258065" calcext:value-type="float">
            <text:p>17.8835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3079483871" calcext:value-type="float">
            <text:p>17.363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7456" calcext:value-type="float">
            <text:p>17.09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28141935484" calcext:value-type="float">
            <text:p>16.862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64129655172" calcext:value-type="float">
            <text:p>17.04641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5816774194" calcext:value-type="float">
            <text:p>17.632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44887741936" calcext:value-type="float">
            <text:p>18.6344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95256" calcext:value-type="float">
            <text:p>18.75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38265" calcext:value-type="float">
            <text:p>18.4238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3856" calcext:value-type="float">
            <text:p>18.1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5827096774" calcext:value-type="float">
            <text:p>17.714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66830967742" calcext:value-type="float">
            <text:p>17.1166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94025806452" calcext:value-type="float">
            <text:p>16.359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6092903226" calcext:value-type="float">
            <text:p>15.444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60232" calcext:value-type="float">
            <text:p>16.0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7476129032" calcext:value-type="float">
            <text:p>17.288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9004137931" calcext:value-type="float">
            <text:p>17.9379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1829677419" calcext:value-type="float">
            <text:p>18.154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659" calcext:value-type="float">
            <text:p>18.43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4544" calcext:value-type="float">
            <text:p>18.29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81741935484" calcext:value-type="float">
            <text:p>17.838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92338064516" calcext:value-type="float">
            <text:p>17.0492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27210322581" calcext:value-type="float">
            <text:p>17.272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94758709678" calcext:value-type="float">
            <text:p>17.60947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17878709677" calcext:value-type="float">
            <text:p>18.5817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35870967742" calcext:value-type="float">
            <text:p>18.25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4408" calcext:value-type="float">
            <text:p>17.9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58045714286" calcext:value-type="float">
            <text:p>19.4458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2722" calcext:value-type="float">
            <text:p>19.49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4846451613" calcext:value-type="float">
            <text:p>19.449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0482580645" calcext:value-type="float">
            <text:p>19.264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094" calcext:value-type="float">
            <text:p>18.9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244" calcext:value-type="float">
            <text:p>18.33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5956" calcext:value-type="float">
            <text:p>17.93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9652" calcext:value-type="float">
            <text:p>17.78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0532" calcext:value-type="float">
            <text:p>17.2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6748" calcext:value-type="float">
            <text:p>18.17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414" calcext:value-type="float">
            <text:p>17.8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2588" calcext:value-type="float">
            <text:p>19.18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8012" calcext:value-type="float">
            <text:p>19.9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0884" calcext:value-type="float">
            <text:p>17.74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2572" calcext:value-type="float">
            <text:p>18.2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5892" calcext:value-type="float">
            <text:p>18.1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1348" calcext:value-type="float">
            <text:p>16.88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068" calcext:value-type="float">
            <text:p>15.78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08220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72" meta:object-count="0"/>
    <meta:user-defined meta:name="AppVersion">3.0</meta:user-defined>
  </office:meta>
</office:document-meta>
</file>